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f9" officeooo:paragraph-rsid="000657f9"/>
    </style:style>
    <style:style style:name="P2" style:family="paragraph" style:parent-style-name="Standard">
      <style:text-properties style:font-name="Liberation Sans" fo:font-size="10.5pt" officeooo:rsid="000657f9" officeooo:paragraph-rsid="000657f9" style:font-size-asian="10.5pt" style:font-size-complex="10.5pt"/>
    </style:style>
    <style:style style:name="P3" style:family="paragraph" style:parent-style-name="Standard">
      <style:text-properties style:font-name="Liberation Sans" fo:font-size="10.5pt" fo:font-weight="bold" officeooo:rsid="000657f9" officeooo:paragraph-rsid="000657f9" style:font-size-asian="10.5pt" style:font-weight-asian="bold" style:font-size-complex="10.5pt" style:font-weight-complex="bold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style:font-name="Liberation Sans" fo:font-size="10.5pt" officeooo:rsid="000657f9" officeooo:paragraph-rsid="000657f9" style:font-size-asian="10.5pt" style:font-size-complex="10.5pt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Liberation Sans" fo:font-size="10.5pt" officeooo:rsid="000657f9" officeooo:paragraph-rsid="000657f9" style:font-size-asian="10.5pt" style:font-size-complex="10.5pt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Liberation Sans" fo:font-size="10.5pt" officeooo:rsid="000657f9" officeooo:paragraph-rsid="00081fd2" style:font-size-asian="10.5pt" style:font-size-complex="10.5pt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ans" fo:font-size="12pt" fo:font-weight="bold" officeooo:rsid="000657f9" officeooo:paragraph-rsid="000657f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fo:color="#395511" style:font-name="Liberation Sans" fo:font-size="10.5pt" officeooo:rsid="000657f9" officeooo:paragraph-rsid="000657f9" style:font-size-asian="10.5pt" style:font-size-complex="10.5pt"/>
    </style:style>
    <style:style style:name="P9" style:family="paragraph" style:parent-style-name="Standard">
      <style:paragraph-properties fo:margin-top="0.101cm" fo:margin-bottom="0.101cm" loext:contextual-spacing="false"/>
      <style:text-properties fo:color="#395511" style:font-name="Liberation Sans" fo:font-size="10.5pt" officeooo:rsid="000657f9" officeooo:paragraph-rsid="00081fd2" style:font-size-asian="10.5pt" style:font-size-complex="10.5pt"/>
    </style:style>
    <style:style style:name="P10" style:family="paragraph" style:parent-style-name="Standard">
      <style:paragraph-properties fo:margin-top="0.101cm" fo:margin-bottom="0.101cm" loext:contextual-spacing="false"/>
      <style:text-properties fo:color="#395511" style:font-name="Liberation Sans" fo:font-size="10.5pt" officeooo:rsid="000657f9" officeooo:paragraph-rsid="00081fd2" fo:background-color="transparent" style:font-size-asian="10.5pt" style:font-size-complex="10.5pt"/>
    </style:style>
    <style:style style:name="P11" style:family="paragraph" style:parent-style-name="Standard">
      <style:paragraph-properties fo:margin-top="0.101cm" fo:margin-bottom="0.101cm" loext:contextual-spacing="false"/>
      <style:text-properties fo:color="#395511" style:font-name="Liberation Sans" fo:font-size="10.5pt" officeooo:rsid="000657f9" officeooo:paragraph-rsid="00081fd2" fo:background-color="#d4ea6b" style:font-size-asian="10.5pt" style:font-size-complex="10.5pt"/>
    </style:style>
    <style:style style:name="P12" style:family="paragraph" style:parent-style-name="Standard">
      <style:paragraph-properties fo:margin-top="0.101cm" fo:margin-bottom="0.101cm" loext:contextual-spacing="false"/>
      <style:text-properties fo:color="#000000" style:font-name="Liberation Sans" fo:font-size="10.5pt" officeooo:rsid="000657f9" officeooo:paragraph-rsid="00081fd2" fo:background-color="transparent" style:font-size-asian="10.5pt" style:font-size-complex="10.5pt"/>
    </style:style>
    <style:style style:name="P13" style:family="paragraph" style:parent-style-name="Standard">
      <style:paragraph-properties fo:margin-top="0.101cm" fo:margin-bottom="0.101cm" loext:contextual-spacing="false"/>
      <style:text-properties fo:color="#000000" style:font-name="Liberation Sans" fo:font-size="10.5pt" officeooo:rsid="000e3fc0" officeooo:paragraph-rsid="000e3fc0" fo:background-color="transparent" style:font-size-asian="10.5pt" style:font-size-complex="10.5pt"/>
    </style:style>
    <style:style style:name="P1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Sans" fo:font-size="10.5pt" fo:font-weight="bold" officeooo:rsid="000edf64" officeooo:paragraph-rsid="000edf64" fo:background-color="transparent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" fo:font-size="10.5pt" fo:font-weight="bold" officeooo:rsid="0010d46c" officeooo:paragraph-rsid="0010d46c" fo:background-color="transparent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" fo:font-size="10.5pt" fo:font-weight="normal" officeooo:rsid="000edf64" officeooo:paragraph-rsid="000edf64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" fo:font-size="10.5pt" fo:font-weight="normal" officeooo:rsid="0010d46c" officeooo:paragraph-rsid="0010d46c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" fo:font-size="10.5pt" fo:font-weight="normal" officeooo:rsid="00116149" officeooo:paragraph-rsid="00116149" fo:background-color="transparent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" fo:font-size="10.5pt" fo:font-weight="normal" officeooo:rsid="00119f46" officeooo:paragraph-rsid="00119f46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Sans" fo:font-size="12pt" fo:font-weight="bold" officeooo:rsid="000657f9" officeooo:paragraph-rsid="00081fd2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Sans" fo:font-size="12pt" fo:font-weight="bold" officeooo:rsid="000e3fc0" officeooo:paragraph-rsid="000e3fc0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Sans" fo:font-size="12pt" fo:font-weight="bold" officeooo:rsid="000edf64" officeooo:paragraph-rsid="000edf64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fo:color="#00a933" style:font-name="Liberation Sans" fo:font-size="10.5pt" officeooo:rsid="000657f9" officeooo:paragraph-rsid="00081fd2" fo:background-color="transparent" style:font-size-asian="10.5pt" style:font-size-complex="10.5pt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158466" style:font-name="Liberation Sans" fo:font-size="10.5pt" fo:font-weight="normal" officeooo:rsid="000edf64" officeooo:paragraph-rsid="000edf64" fo:background-color="transparent" style:font-size-asian="10.5pt" style:font-weight-asian="normal" style:font-size-complex="10.5pt" style:font-weight-complex="normal"/>
    </style:style>
    <style:style style:name="T1" style:family="text">
      <style:text-properties fo:color="#395511"/>
    </style:style>
    <style:style style:name="T2" style:family="text">
      <style:text-properties fo:background-color="#d4ea6b" loext:char-shading-value="0"/>
    </style:style>
    <style:style style:name="T3" style:family="text">
      <style:text-properties fo:background-color="#d4ea6b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0fc1"/>
    </style:style>
    <style:style style:name="T6" style:family="text">
      <style:text-properties fo:color="#00a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– Front-end<text:tab/><text:tab/><text:tab/><text:tab/><text:tab/><text:tab/><text:tab/><text:tab/>04/08/2022</text:p>
      <text:p text:style-name="P2"/>
      <text:p text:style-name="P3">Você será capaz de:</text:p>
      <text:list xml:id="list2667736393" text:style-name="L1">
        <text:list-item>
          <text:p text:style-name="P4">Utilizar a biblioteca React para criar aplicações Front-end que se conectam com APIs.</text:p>
        </text:list-item>
        <text:list-item>
          <text:p text:style-name="P4">Criar interfaces web com rotas de navegação utilizando React Router.</text:p>
        </text:list-item>
        <text:list-item>
          <text:p text:style-name="P4">Trabalhar em equipe utilizando a metodologia SCRUM.</text:p>
        </text:list-item>
        <text:list-item>
          <text:p text:style-name="P4">Testar as aplicações utilizando React Testing Library (RTL).</text:p>
        </text:list-item>
        <text:list-item>
          <text:p text:style-name="P4">Administrar todo estado das aplicações React utilizando Redux.</text:p>
        </text:list-item>
      </text:list>
      <text:p text:style-name="P5"/>
      <text:p text:style-name="P5">- Operações assíncronas;</text:p>
      <text:p text:style-name="P5">- Callbacks;</text:p>
      <text:p text:style-name="P5">- Testes com callbacks utilizando o Jest;</text:p>
      <text:p text:style-name="P5">- Setup and Teardown.</text:p>
      <text:p text:style-name="P7">Operações assíncronas:</text:p>
      <text:p text:style-name="P5">Operações em JavaScript são tradicionalmente síncronas, ou seja, para que uma cadeia de operações seja realizada, é necessário que uma operação termine para que outra comece. </text:p>
      <text:p text:style-name="P8">setTimeout(() =&gt; {</text:p>
      <text:p text:style-name="P8"><text:s text:c="2"/>console.log('Comprar parafusos') // Comprar parafusos</text:p>
      <text:p text:style-name="P8"><text:s text:c="2"/>console.log('Adicionar ao estoque') // Adicionar ao estoque</text:p>
      <text:p text:style-name="P8">}, 2000);</text:p>
      <text:p text:style-name="P8">console.log('1 - Receber roda'); // 1 - Receber roda</text:p>
      <text:p text:style-name="P8">console.log('2 - Encaixar parafusos'); // 2 - Encaixar parafusos</text:p>
      <text:p text:style-name="P8">console.log('3 - Fixar roda no carro'); // 3 - Fixar roda no carro</text:p>
      <text:p text:style-name="P8"/>
      <text:p text:style-name="P6">Note que console.log('Comprar parafusos') e console.log('Adicionar ao estoque') foram declarados antes das etapas 1, 2 e 3, mesmo assim o retorno das chamadas só ocorre ao final. Isto acontece pois utilizamos a função <text:span text:style-name="T1">setTimeout.</text:span> É muito comum que esta função seja utilizada para simular comportamentos assíncronos. Na prática vivenciaremos situações em que nossa aplicação depende de uma informação externa, como por exemplo, solicitar uma informação a um banco de dados. É aí que o conceito de assincronicidade entra a nosso favor para que nossa aplicação não perca eficiência.</text:p>
      <text:p text:style-name="P9">const pushNumber = (list, number) =&gt; list.push(number);</text:p>
      <text:p text:style-name="P9">let numbers = [];</text:p>
      <text:p text:style-name="P9">setTimeout(() =&gt; pushNumber(numbers, 1), 3000);</text:p>
      <text:p text:style-name="P9">pushNumber(numbers, 2);</text:p>
      <text:p text:style-name="P9">pushNumber(numbers, 3);</text:p>
      <text:p text:style-name="P9">console.log(numbers);<text:span text:style-name="T3"> // O retorno é [2, 3]</text:span></text:p>
      <text:p text:style-name="P9"><text:span text:style-name="T3"/></text:p>
      <text:p text:style-name="P10">const pushNumber = (list, number) =&gt; list.push(number);</text:p>
      <text:p text:style-name="P10">let numbers = [];</text:p>
      <text:p text:style-name="P11">setTimeout(() =&gt; pushNumber(numbers, 1), 3000);</text:p>
      <text:p text:style-name="P10">pushNumber(numbers, 2);</text:p>
      <text:p text:style-name="P10">pushNumber(numbers, 3);</text:p>
      <text:p text:style-name="P10">console.log(numbers); //<text:span text:style-name="T2"> O retorno é [2, 3]</text:span></text:p>
      <text:p text:style-name="P12"><text:soft-page-break/>Por que o primeiro código retorna o array [1, 2, 3] enquanto o segundo retorna o array [2, 3]? Isso ocorre por causa da função <text:span text:style-name="T2">setTimeout. </text:span>Ela é uma função <text:span text:style-name="T4">assíncrona, </text:span>que espera alguns milissegundos para executar a função passada a ela como parâmetro. <text:span text:style-name="T5">E</text:span>la espera 3000 milissegundos (3 segundos) para executar o <text:span text:style-name="T2">pushNumber(numbers, 1).</text:span> Como o console.log é uma função síncrona, ele é executado antes do setTimeout terminar.Para que o console.log mostre o array correto, é necessário chamá-lo após 3000 milissegundos:</text:p>
      <text:p text:style-name="P12">Observe que, além de adicionar o <text:span text:style-name="T2">setTimeout</text:span>, o array [1, 2, 3] foi modificado para [2, 3, 1]. Isso se dá, pois, como a função é assíncrona, o código continua rodando, mesmo que ela ainda não tenha terminado de executar. Ou seja, o array recebe primeiro o 2, depois o 3, e após os 3 segundos do setTimeout, ele recebe o 1.</text:p>
      <text:p text:style-name="P12"><text:a xlink:type="simple" xlink:href="https://www.w3schools.com/jsref/met_win_settimeout.asp" text:style-name="Internet_20_link" text:visited-style-name="Visited_20_Internet_20_Link">https://www.w3schools.com/jsref/met_win_settimeout.asp</text:a></text:p>
      <text:p text:style-name="P20">Callbacks</text:p>
      <text:p text:style-name="P12">De forma resumida, callback <text:span text:style-name="T4">é uma função passada como parâmetro para outra função. </text:span>Sem perceber, você viu um exemplo de função callback quando chamamos a função setTimeout. Esta função recebe dois parâmetros, o primeiro é a função callback que passamos através de uma arrow function, e o segundo é o tempo (em milissegundos) que o interpretador irá esperar para executar a função. Observe a estrutura dela:</text:p>
      <text:p text:style-name="P23">setTimeout(1parametro, 2parametro);</text:p>
      <text:p text:style-name="P12">O primeiro parâmetro é uma callback sem nome: () =&gt; {}. O segundo parâmetro será o tempo de espera: 2000 (2000 milissegundos ou 2 segundos, por exemplo).</text:p>
      <text:p text:style-name="P23">setTimeout(() =&gt; {}, 2000);</text:p>
      <text:p text:style-name="P12">Este exemplo está em português para facilitar a compreensão, os próximos estarão em inglês, ok?</text:p>
      <text:p text:style-name="P23">const despesas = [</text:p>
      <text:p text:style-name="P23"><text:s text:c="2"/>{</text:p>
      <text:p text:style-name="P23"><text:s text:c="4"/>gym: 99,</text:p>
      <text:p text:style-name="P23"><text:s text:c="2"/>},</text:p>
      <text:p text:style-name="P23"><text:s text:c="2"/>{</text:p>
      <text:p text:style-name="P23"><text:s text:c="4"/>ifood: 200,</text:p>
      <text:p text:style-name="P23"><text:s text:c="2"/>},</text:p>
      <text:p text:style-name="P23"><text:s text:c="2"/>{</text:p>
      <text:p text:style-name="P23"><text:s text:c="4"/>phone: 60,</text:p>
      <text:p text:style-name="P23"><text:s text:c="2"/>},</text:p>
      <text:p text:style-name="P23"><text:s text:c="2"/>{</text:p>
      <text:p text:style-name="P23"><text:s text:c="4"/>internet: 100,</text:p>
      <text:p text:style-name="P23"><text:s text:c="2"/>},</text:p>
      <text:p text:style-name="P23">];</text:p>
      <text:p text:style-name="P23">const renda = 1000;</text:p>
      <text:p text:style-name="P12">Neste primeiro trecho de código temos duas declarações de variáveis. A primeira delas, <text:span text:style-name="T6">despesas</text:span>, é um array de objetos que representa os gastos de uma pessoa no mês. A segunda, <text:span text:style-name="T6">renda</text:span>, representa o quanto esta pessoa recebeu neste mesmo mês.</text:p>
      <text:p text:style-name="P12">Nosso próximo passo será implementar uma função que trate estas informações para que tenhamos como resultado um balanço de entradas e saídas do mês.</text:p>
      <text:p text:style-name="P23">const despesaMensal = (renda, despesas, callback) =&gt; {</text:p>
      <text:p text:style-name="P23"/>
      <text:p text:style-name="P23"><text:s text:c="2"/>const despesaTotal = callback(despesas);</text:p>
      <text:p text:style-name="P23"><text:s text:c="2"/>const saldoFinal = renda - despesaTotal;</text:p>
      <text:p text:style-name="P23"><text:soft-page-break/><text:s text:c="2"/>console.log(`Balanço do mês:</text:p>
      <text:p text:style-name="P23"><text:s text:c="4"/>Recebido: R$${renda},00</text:p>
      <text:p text:style-name="P23"><text:s text:c="4"/>Gasto: R$${despesaTotal},00</text:p>
      <text:p text:style-name="P23"><text:s text:c="4"/>Saldo: R$${saldoFinal},00 `);</text:p>
      <text:p text:style-name="P23">};</text:p>
      <text:p text:style-name="P12">Como vimos anteriormente, callback é, basicamente, uma função passada por parâmetro para outra função. Neste exemplo, o parâmetro callback receberá uma função que retornará o quanto gastamos no mês, ou seja, nossa função callback irá realizar a lógica necessária para somar todos os gastos contidos no array de objetos despesas e retornará este valor para a constante despesaTotal.</text:p>
      <text:p text:style-name="P23"/>
      <text:p text:style-name="P23">const somaDespesas = (despesas) =&gt; {</text:p>
      <text:p text:style-name="P23"><text:s text:c="2"/>const custoItem = despesas.map((item) =&gt; Object.values(item));</text:p>
      <text:p text:style-name="P23"><text:s text:c="2"/>const despesaTotal = custoItem.reduce((acc, curr) =&gt; acc += curr[0], 0);</text:p>
      <text:p text:style-name="P23"><text:s text:c="2"/>return despesaTotal;</text:p>
      <text:p text:style-name="P23">};</text:p>
      <text:p text:style-name="P23">// acc é a sigla para accumulator (acumulador)</text:p>
      <text:p text:style-name="P23">// curr é a sigla para current (valor atual)</text:p>
      <text:p text:style-name="P23">despesaMensal(renda, despesas, somaDespesas);</text:p>
      <text:p text:style-name="P23"/>
      <text:p text:style-name="P12">Por fim, podemos observar a implementação da função callback, representada pela função somaDespesas. Essa função está tratando as informações contidas no array de objetos despesas e retornando o valor total de gastos.</text:p>
      <text:p text:style-name="P12">Em síntese o que fizemos foi:</text:p>
      <text:p text:style-name="P12">1 - Criamos variáveis que representam o quanto recebemos no mês e o quanto gastamos no mês.</text:p>
      <text:p text:style-name="P12">2 - Implementamos a função despesaMensal que recebe três parâmetros: nossas despesas, nossa renda e a função callback.</text:p>
      <text:p text:style-name="P12">3 - Realizamos a implementação da função callback representada por somaDespesas que recebe nossos gastos mensais e retorna um valor de gastos total.</text:p>
      <text:p text:style-name="P12">4 - Adicionamos somaDespesas na chamada da função despesaMensal e como resultado temos o balanço mensal.</text:p>
      <text:p text:style-name="P12"/>
      <text:p text:style-name="P13">Atividade &gt; para_fixar.js</text:p>
      <text:p text:style-name="P21">Lidando com erros em operações assíncronas</text:p>
      <text:p text:style-name="P22">Testes Assíncronos com Callbacks</text:p>
      <text:p text:style-name="P16">Para que o Jest espere a função assíncrona ser finalizada, é necessário utilizar uma callback própria da biblioteca, chamada done, que precisa ser chamada após os testes assíncronos.</text:p>
      <text:p text:style-name="P24">test('Não deveria passar!', (done) =&gt; {</text:p>
      <text:p text:style-name="P24"><text:s text:c="2"/>setTimeout(() =&gt; {</text:p>
      <text:p text:style-name="P24"><text:s text:c="4"/>expect(10).toBe(5);</text:p>
      <text:p text:style-name="P24"><text:s text:c="4"/>console.log('Deveria falhar!');</text:p>
      <text:p text:style-name="P24"><text:s text:c="4"/>done();</text:p>
      <text:p text:style-name="P24"><text:s text:c="2"/>}, 500);</text:p>
      <text:p text:style-name="P24">});</text:p>
      <text:p text:style-name="P16"><text:soft-page-break/>Apesar do código acima parecer correto, irá falhar com uma mensagem de timeout. O motivo é que quando uma asserção (verificação) falha, a exceção é lançada, ou seja, algo inesperado aconteceu. Dessa forma, o fluxo é interrompido antes que a instrução done() seja executada. Para resolver este problema podemos colocar um bloco try/catch em volta da nossa asserção. Enquanto o try tenta executar a função no seu escopo com sucesso, o catch "captura" o erro, chamando a callback done:</text:p>
      <text:p text:style-name="P24">test('Não deveria passar!', (done) =&gt; {</text:p>
      <text:p text:style-name="P24"><text:s text:c="2"/>setTimeout(() =&gt; {</text:p>
      <text:p text:style-name="P24"><text:s text:c="4"/>try {</text:p>
      <text:p text:style-name="P24"><text:s text:c="6"/>expect(10).toBe(5);</text:p>
      <text:p text:style-name="P24"><text:s text:c="6"/>console.log('Deveria falhar!');</text:p>
      <text:p text:style-name="P24"><text:s text:c="6"/>done();</text:p>
      <text:p text:style-name="P24"><text:s text:c="4"/>} catch (error) {</text:p>
      <text:p text:style-name="P24"><text:s text:c="6"/>done();</text:p>
      <text:p text:style-name="P24"><text:s text:c="4"/>}</text:p>
      <text:p text:style-name="P24"><text:s text:c="2"/>}, 500);</text:p>
      <text:p text:style-name="P24">});</text:p>
      <text:p text:style-name="P16">O código acima irá gerar um falso-positivo. O motivo é que não estamos passando nenhuma ação a ser realizada quando o erro acontece e "encerramos" nosso teste com o done() sem lançar nenhum erro, dessa forma o teste é interpretado como "correto". Para resolver, podemos passar o parâmetro de erro para o catch. Dessa forma, caso nosso try não consiga executar o código dentro dele, cairá no catch, que vai pegar esse erro e vai encerrar nosso teste lançando um erro.</text:p>
      <text:p text:style-name="P24">test('Não deveria passar!', (done) =&gt; {</text:p>
      <text:p text:style-name="P24"><text:s text:c="2"/>setTimeout(() =&gt; {</text:p>
      <text:p text:style-name="P24"><text:s text:c="4"/>try {</text:p>
      <text:p text:style-name="P24"><text:s text:c="6"/>expect(10).toBe(5);</text:p>
      <text:p text:style-name="P24"><text:s text:c="6"/>console.log('Deveria falhar!');</text:p>
      <text:p text:style-name="P24"><text:s text:c="6"/>done();</text:p>
      <text:p text:style-name="P24"><text:s text:c="4"/>} catch (error) {</text:p>
      <text:p text:style-name="P24"><text:s text:c="6"/>done(error); // Alteramos esta linha</text:p>
      <text:p text:style-name="P24"><text:s text:c="4"/>}</text:p>
      <text:p text:style-name="P24"><text:s text:c="2"/>}, 500);</text:p>
      <text:p text:style-name="P24">});</text:p>
      <text:p text:style-name="P14">Setup e Teardown</text:p>
      <text:p text:style-name="P19"><text:span text:style-name="T4">Setup -</text:span> é o primeiro ciclo. Ele ocorre antes dos testes serem executados. É uma fase inicial que você pode definir algumas configurações.</text:p>
      <text:p text:style-name="P19"><text:span text:style-name="T4">Testes - </text:span>é considerado o segundo ciclo, ou seja, o momento em que ocorrem os testes. O ciclo em que foi trabalhado nos blocos anteriores.</text:p>
      <text:p text:style-name="P19"><text:span text:style-name="T4">Teardown - </text:span>é o terceiro ciclo. Uma fase que ocorre após os testes serem executados.</text:p>
      <text:p text:style-name="P19"/>
      <text:p text:style-name="P19"/>
      <text:p text:style-name="P19"/>
      <text:p text:style-name="P19"/>
      <text:p text:style-name="P15">aula online:</text:p>
      <text:p text:style-name="P15">call stack (pilha de execução): pilha de livros</text:p>
      <text:p text:style-name="P17"><text:soft-page-break/>vamos usar quando trabalhamos com funções.</text:p>
      <text:p text:style-name="P18">Ele executa as funções em ordem.</text:p>
      <text:p text:style-name="P18"/>
      <text:p text:style-name="P18">Web API: deixa a nossa função em execução em segundo plano.</text:p>
      <text:p text:style-name="P18"/>
      <text:p text:style-name="P18">Callback Queue:</text:p>
      <text:p text:style-name="P18"/>
      <text:p text:style-name="P18">fetch(): chamada ao servidor;</text:p>
      <text:p text:style-name="P17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3:30:28.455503110</meta:creation-date>
    <dc:date>2022-08-05T00:15:03.226142059</dc:date>
    <meta:editing-duration>PT7H36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28" meta:word-count="1259" meta:character-count="8215" meta:non-whitespace-character-count="6924"/>
  </office:meta>
</office:document-meta>
</file>